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lArabiya" svg:font-family="AlArabi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lArabiya" fo:font-size="14pt" officeooo:rsid="000b9c3f" officeooo:paragraph-rsid="000b9c3f" style:font-size-asian="12.25pt" style:font-size-complex="14pt"/>
    </style:style>
    <style:style style:name="P2" style:family="paragraph" style:parent-style-name="Standard">
      <style:paragraph-properties fo:text-align="start" style:justify-single-word="false"/>
      <style:text-properties style:font-name="AlArabiya" fo:font-size="14pt" fo:font-weight="bold" officeooo:rsid="000b9c3f" officeooo:paragraph-rsid="000b9c3f"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AlArabiya" fo:font-size="12pt" fo:font-weight="normal" officeooo:rsid="000b9c3f" officeooo:paragraph-rsid="000b9c3f"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Homework 4</text:p>
      <text:p text:style-name="P1"/>
      <text:p text:style-name="P2">1) In a sentence describe what you think the tests in the first block of comments are supposed to do.</text:p>
      <text:p text:style-name="P3">The first block of comments is supposed to check for different values that are being input it. It is design to check different values using the assert library. It also checking different values of input and checking to see if the program work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lArabiya" svg:font-family="AlArabiy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7:28:47.080501905</meta:creation-date>
    <dc:date>2018-10-18T17:51:21.454549622</dc:date>
    <meta:editing-duration>PT12M24S</meta:editing-duration>
    <meta:editing-cycles>1</meta:editing-cycles>
    <meta:document-statistic meta:table-count="0" meta:image-count="0" meta:object-count="0" meta:page-count="1" meta:paragraph-count="3" meta:word-count="67" meta:character-count="373" meta:non-whitespace-character-count="309"/>
    <meta:generator>LibreOffice/6.0.6.2$Linux_X86_64 LibreOffice_project/00m0$Build-2</meta:generator>
  </office:meta>
</office:document-meta>
</file>